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6.361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Minions. Create an equal number of Busy Bee or Worker Bee Minions.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6T15:13:12.933589130</dc:date>
    <meta:editing-duration>P2DT20H8M54S</meta:editing-duration>
    <meta:editing-cycles>464</meta:editing-cycles>
    <meta:document-statistic meta:table-count="9" meta:cell-count="1416" meta:object-count="0"/>
  </office:meta>
</office:document-meta>
</file>